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2.304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688cm"/>
    </style:style>
    <style:style style:name="co8" style:family="table-column">
      <style:table-column-properties fo:break-before="auto" style:column-width="2.6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</office:automatic-styles>
  <office:body>
    <office:spreadsheet>
      <table:table table:name="8_bit_real" table:style-name="ta1" table:print="false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op</text:p>
          </table:table-cell>
          <table:table-cell office:value-type="string">
            <text:p>sinal</text:p>
          </table:table-cell>
          <table:table-cell office:value-type="string">
            <text:p>r7</text:p>
          </table:table-cell>
          <table:table-cell office:value-type="string">
            <text:p>r6</text:p>
          </table:table-cell>
          <table:table-cell office:value-type="string">
            <text:p>r5</text:p>
          </table:table-cell>
          <table:table-cell office:value-type="string">
            <text:p>r4</text:p>
          </table:table-cell>
          <table:table-cell office:value-type="string">
            <text:p>r3</text:p>
          </table:table-cell>
          <table:table-cell office:value-type="string">
            <text:p>r2</text:p>
          </table:table-cell>
          <table:table-cell office:value-type="string">
            <text:p>r1</text:p>
          </table:table-cell>
          <table:table-cell office:value-type="string">
            <text:p>r0</text:p>
          </table:table-cell>
          <table:table-cell office:value-type="string">
            <text:p>palavra</text:p>
          </table:table-cell>
          <table:table-cell office:value-type="string">
            <text:p>zero</text:p>
          </table:table-cell>
          <table:table-cell office:value-type="string">
            <text:p>erro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8" office:value-type="string">
            <text:p>0</text:p>
          </table:table-cell>
          <table:table-cell office:value-type="string">
            <text:p>000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0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0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00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00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0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0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000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00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0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0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00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00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0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0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000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0000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0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0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00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00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0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0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000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00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0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0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00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00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0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0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0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0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000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00010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1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1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01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01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1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1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001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01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1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1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01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01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1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1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001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0001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1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1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01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01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1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1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001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01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1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1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01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01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01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01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01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01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office:value-type="string">
            <text:p>0001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00100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00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00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000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000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0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00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1000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1000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00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00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000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000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00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00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01000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100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01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01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001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001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01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01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1001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100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01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01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001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001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01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01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01001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0010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10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10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010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010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1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10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1010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1010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10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10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010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010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10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10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01010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101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11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11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011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011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11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11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1011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101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11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11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011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011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011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011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01011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00110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00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00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100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100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0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00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1100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1100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00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00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100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100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00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00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01100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110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01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01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101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101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01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01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1101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110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01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01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101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101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01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01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01101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0011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10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10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110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110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1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10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1110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1110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10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10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110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110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10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10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01110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0111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11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11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111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111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11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11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01111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0111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11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11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01111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01111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01111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01111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1</text:p>
          </table:table-cell>
          <table:table-cell office:value-type="string">
            <text:p>0011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010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00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00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000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000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0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00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0000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0000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00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00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000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000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00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00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10000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1000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01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01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001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001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01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01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0001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000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01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01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001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001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01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01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10001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0100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10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10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010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010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1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10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0010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0010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10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10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010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010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10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10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10010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1001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11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11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011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011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11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11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0011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001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11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11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011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011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011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011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10011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01010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00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00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100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100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0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00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0100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0100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00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00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100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100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00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00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10100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1010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01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01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101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101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01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01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0101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010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01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01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101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101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01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01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10101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0101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10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10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110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110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1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10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0110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0110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10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10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110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110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10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10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10110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1011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110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110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1110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1110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11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110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0111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011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111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1110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01111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01111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01111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01111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office:value-type="string">
            <text:p>010111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01100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0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0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10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10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0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0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110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110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0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0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10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10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0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0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110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0110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0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0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10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10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0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0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110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110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0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0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10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10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0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0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0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0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110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01110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1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1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11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11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1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1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111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111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1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1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11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11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1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1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111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0111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1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1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11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11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1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1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111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0111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1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1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111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0111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111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0111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111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111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1</text:p>
          </table:table-cell>
          <table:table-cell office:value-type="string">
            <text:p>0111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0</text:p>
          </table:table-cell>
          <table:table-cell office:value-type="string">
            <text:p>100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000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000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0000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0000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000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000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00000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00001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001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001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0001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0001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001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001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000001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00010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010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010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0010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0010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010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010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00010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00011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011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011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0011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0011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011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011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1000011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000100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100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100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0100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0100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100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100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00100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00101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101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101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0101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0101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101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101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000101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00110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110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110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0110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0110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110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110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00110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00111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111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111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0111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0111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0111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111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1000111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001000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000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000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1000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1000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000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000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01000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01001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001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001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1001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1001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001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001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001001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01010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010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010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1010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1010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010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010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01010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01011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011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011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1011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1011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011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011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1001011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001100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100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100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1100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1100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100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100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01100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01101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101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101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1101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1101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101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101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001101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01110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110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110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1110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1110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110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110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01110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011110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1110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1110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011110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1111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01111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11111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office:value-type="string">
            <text:p>100111111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0100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0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0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10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10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0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0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010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10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0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0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10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10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0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0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1010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010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0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0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10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10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0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0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010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10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0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0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10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10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0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0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0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0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1010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0110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1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1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11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11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1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1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011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11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1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1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11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11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1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1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1011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011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1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1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11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11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1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1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011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011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1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1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011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011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011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1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11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11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8" office:value-type="string">
            <text:p>1</text:p>
          </table:table-cell>
          <table:table-cell office:value-type="string">
            <text:p>1011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110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0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0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00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00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0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0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100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100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0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0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00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00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0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0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1100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100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0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0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00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00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0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0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100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100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0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0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00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00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0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0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0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0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1100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1010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1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1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01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01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1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1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101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101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1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1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01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01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1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1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1101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101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1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1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01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01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1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1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101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101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1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1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01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01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01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01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01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01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office:value-type="string">
            <text:p>1101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1100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0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0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10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10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0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0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110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110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0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0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10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10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0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0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1110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110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0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0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10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10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0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0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110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110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0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0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10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10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0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0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0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0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1110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1110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0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0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10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10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0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0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110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110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0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0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10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10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0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0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1110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1110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0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0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10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10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0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0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110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110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0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0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10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10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0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0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11110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1111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10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10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110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110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10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10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1110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1110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10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10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110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110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10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10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111110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11111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11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110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1110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111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110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110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1111110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11111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11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11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111111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1111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1111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1111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8" office:value-type="string">
            <text:p>1</text:p>
          </table:table-cell>
          <table:table-cell office:value-type="string">
            <text:p>111111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104754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nilha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7_bit_com_sinal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1"/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string">
            <text:p>op</text:p>
          </table:table-cell>
          <table:table-cell office:value-type="string">
            <text:p>r7sinal</text:p>
          </table:table-cell>
          <table:table-cell office:value-type="string">
            <text:p>r6</text:p>
          </table:table-cell>
          <table:table-cell office:value-type="string">
            <text:p>r5</text:p>
          </table:table-cell>
          <table:table-cell office:value-type="string">
            <text:p>r4</text:p>
          </table:table-cell>
          <table:table-cell office:value-type="string">
            <text:p>r3</text:p>
          </table:table-cell>
          <table:table-cell office:value-type="string">
            <text:p>r2</text:p>
          </table:table-cell>
          <table:table-cell office:value-type="string">
            <text:p>r1</text:p>
          </table:table-cell>
          <table:table-cell office:value-type="string">
            <text:p>r0</text:p>
          </table:table-cell>
          <table:table-cell table:style-name="ce2" office:value-type="string">
            <text:p>zero</text:p>
          </table:table-cell>
          <table:table-cell table:style-name="ce2" office:value-type="string">
            <text:p>erro</text:p>
          </table:table-cell>
          <table:table-cell/>
          <table:table-cell office:value-type="string">
            <text:p>palavr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8" office:value-type="string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000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0000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0000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0000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0000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0000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0000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0000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0000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00000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00000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00000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0000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00000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00000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00000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00001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00001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00001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00001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0001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00001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00001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00001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00001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00001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00001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00001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00001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00001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00001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00001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001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00010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00010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00010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00010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00010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00010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00010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00010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00010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00010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00010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00010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00010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00010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00010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00011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00011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00011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00011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00011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00011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00011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00011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00011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00011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00011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00011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00011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00011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00011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00011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0010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00100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00100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00100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00100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00100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00100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00100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00100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00100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00100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00100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00100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00100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00100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00100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00101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00101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00101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00101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00101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00101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00101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00101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00101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00101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00101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00101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00101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00101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00101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00101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0011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00110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00110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00110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00110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string">
            <text:p>00110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string">
            <text:p>00110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string">
            <text:p>00110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string">
            <text:p>00110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string">
            <text:p>00110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00110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00110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string">
            <text:p>00110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string">
            <text:p>00110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string">
            <text:p>00110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string">
            <text:p>00110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string">
            <text:p>00111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00111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string">
            <text:p>00111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string">
            <text:p>00111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string">
            <text:p>00111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string">
            <text:p>00111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string">
            <text:p>00111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string">
            <text:p>00111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00111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string">
            <text:p>00111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string">
            <text:p>00111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string">
            <text:p>00111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string">
            <text:p>00111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00111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string">
            <text:p>00111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string">
            <text:p>00111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8">
            <text:p>-128</text:p>
          </table:table-cell>
          <table:table-cell office:value-type="string">
            <text:p>0100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7">
            <text:p>-127</text:p>
          </table:table-cell>
          <table:table-cell office:value-type="string">
            <text:p>01000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6">
            <text:p>-126</text:p>
          </table:table-cell>
          <table:table-cell office:value-type="string">
            <text:p>01000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5">
            <text:p>-125</text:p>
          </table:table-cell>
          <table:table-cell office:value-type="string">
            <text:p>01000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4">
            <text:p>-124</text:p>
          </table:table-cell>
          <table:table-cell office:value-type="string">
            <text:p>01000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3">
            <text:p>-123</text:p>
          </table:table-cell>
          <table:table-cell office:value-type="string">
            <text:p>01000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2">
            <text:p>-122</text:p>
          </table:table-cell>
          <table:table-cell office:value-type="string">
            <text:p>01000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1">
            <text:p>-121</text:p>
          </table:table-cell>
          <table:table-cell office:value-type="string">
            <text:p>01000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0">
            <text:p>-120</text:p>
          </table:table-cell>
          <table:table-cell office:value-type="string">
            <text:p>01000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9">
            <text:p>-119</text:p>
          </table:table-cell>
          <table:table-cell office:value-type="string">
            <text:p>01000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8">
            <text:p>-118</text:p>
          </table:table-cell>
          <table:table-cell office:value-type="string">
            <text:p>01000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7">
            <text:p>-117</text:p>
          </table:table-cell>
          <table:table-cell office:value-type="string">
            <text:p>01000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6">
            <text:p>-116</text:p>
          </table:table-cell>
          <table:table-cell office:value-type="string">
            <text:p>01000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5">
            <text:p>-115</text:p>
          </table:table-cell>
          <table:table-cell office:value-type="string">
            <text:p>01000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4">
            <text:p>-114</text:p>
          </table:table-cell>
          <table:table-cell office:value-type="string">
            <text:p>01000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3">
            <text:p>-113</text:p>
          </table:table-cell>
          <table:table-cell office:value-type="string">
            <text:p>01000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2">
            <text:p>-112</text:p>
          </table:table-cell>
          <table:table-cell office:value-type="string">
            <text:p>01001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1">
            <text:p>-111</text:p>
          </table:table-cell>
          <table:table-cell office:value-type="string">
            <text:p>01001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0">
            <text:p>-110</text:p>
          </table:table-cell>
          <table:table-cell office:value-type="string">
            <text:p>01001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9">
            <text:p>-109</text:p>
          </table:table-cell>
          <table:table-cell office:value-type="string">
            <text:p>01001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8">
            <text:p>-108</text:p>
          </table:table-cell>
          <table:table-cell office:value-type="string">
            <text:p>01001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7">
            <text:p>-107</text:p>
          </table:table-cell>
          <table:table-cell office:value-type="string">
            <text:p>01001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6">
            <text:p>-106</text:p>
          </table:table-cell>
          <table:table-cell office:value-type="string">
            <text:p>01001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5">
            <text:p>-105</text:p>
          </table:table-cell>
          <table:table-cell office:value-type="string">
            <text:p>01001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4">
            <text:p>-104</text:p>
          </table:table-cell>
          <table:table-cell office:value-type="string">
            <text:p>01001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3">
            <text:p>-103</text:p>
          </table:table-cell>
          <table:table-cell office:value-type="string">
            <text:p>01001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2">
            <text:p>-102</text:p>
          </table:table-cell>
          <table:table-cell office:value-type="string">
            <text:p>01001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1">
            <text:p>-101</text:p>
          </table:table-cell>
          <table:table-cell office:value-type="string">
            <text:p>01001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  <table:table-cell office:value-type="string">
            <text:p>01001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9">
            <text:p>-99</text:p>
          </table:table-cell>
          <table:table-cell office:value-type="string">
            <text:p>01001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8">
            <text:p>-98</text:p>
          </table:table-cell>
          <table:table-cell office:value-type="string">
            <text:p>01001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7">
            <text:p>-97</text:p>
          </table:table-cell>
          <table:table-cell office:value-type="string">
            <text:p>01001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6">
            <text:p>-96</text:p>
          </table:table-cell>
          <table:table-cell office:value-type="string">
            <text:p>0101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5">
            <text:p>-95</text:p>
          </table:table-cell>
          <table:table-cell office:value-type="string">
            <text:p>01010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4">
            <text:p>-94</text:p>
          </table:table-cell>
          <table:table-cell office:value-type="string">
            <text:p>01010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3">
            <text:p>-93</text:p>
          </table:table-cell>
          <table:table-cell office:value-type="string">
            <text:p>01010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2">
            <text:p>-92</text:p>
          </table:table-cell>
          <table:table-cell office:value-type="string">
            <text:p>01010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1">
            <text:p>-91</text:p>
          </table:table-cell>
          <table:table-cell office:value-type="string">
            <text:p>01010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office:value-type="string">
            <text:p>01010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9">
            <text:p>-89</text:p>
          </table:table-cell>
          <table:table-cell office:value-type="string">
            <text:p>01010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8">
            <text:p>-88</text:p>
          </table:table-cell>
          <table:table-cell office:value-type="string">
            <text:p>01010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7">
            <text:p>-87</text:p>
          </table:table-cell>
          <table:table-cell office:value-type="string">
            <text:p>01010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6">
            <text:p>-86</text:p>
          </table:table-cell>
          <table:table-cell office:value-type="string">
            <text:p>01010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5">
            <text:p>-85</text:p>
          </table:table-cell>
          <table:table-cell office:value-type="string">
            <text:p>01010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4">
            <text:p>-84</text:p>
          </table:table-cell>
          <table:table-cell office:value-type="string">
            <text:p>01010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3">
            <text:p>-83</text:p>
          </table:table-cell>
          <table:table-cell office:value-type="string">
            <text:p>01010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2">
            <text:p>-82</text:p>
          </table:table-cell>
          <table:table-cell office:value-type="string">
            <text:p>01010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1">
            <text:p>-81</text:p>
          </table:table-cell>
          <table:table-cell office:value-type="string">
            <text:p>01010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string">
            <text:p>01011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9">
            <text:p>-79</text:p>
          </table:table-cell>
          <table:table-cell office:value-type="string">
            <text:p>01011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8">
            <text:p>-78</text:p>
          </table:table-cell>
          <table:table-cell office:value-type="string">
            <text:p>01011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7">
            <text:p>-77</text:p>
          </table:table-cell>
          <table:table-cell office:value-type="string">
            <text:p>01011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6">
            <text:p>-76</text:p>
          </table:table-cell>
          <table:table-cell office:value-type="string">
            <text:p>01011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5">
            <text:p>-75</text:p>
          </table:table-cell>
          <table:table-cell office:value-type="string">
            <text:p>01011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4">
            <text:p>-74</text:p>
          </table:table-cell>
          <table:table-cell office:value-type="string">
            <text:p>01011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3">
            <text:p>-73</text:p>
          </table:table-cell>
          <table:table-cell office:value-type="string">
            <text:p>01011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2">
            <text:p>-72</text:p>
          </table:table-cell>
          <table:table-cell office:value-type="string">
            <text:p>01011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1">
            <text:p>-71</text:p>
          </table:table-cell>
          <table:table-cell office:value-type="string">
            <text:p>01011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0">
            <text:p>-70</text:p>
          </table:table-cell>
          <table:table-cell office:value-type="string">
            <text:p>01011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9">
            <text:p>-69</text:p>
          </table:table-cell>
          <table:table-cell office:value-type="string">
            <text:p>01011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8">
            <text:p>-68</text:p>
          </table:table-cell>
          <table:table-cell office:value-type="string">
            <text:p>01011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7">
            <text:p>-67</text:p>
          </table:table-cell>
          <table:table-cell office:value-type="string">
            <text:p>01011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6">
            <text:p>-66</text:p>
          </table:table-cell>
          <table:table-cell office:value-type="string">
            <text:p>01011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5">
            <text:p>-65</text:p>
          </table:table-cell>
          <table:table-cell office:value-type="string">
            <text:p>01011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4">
            <text:p>-64</text:p>
          </table:table-cell>
          <table:table-cell office:value-type="string">
            <text:p>0110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3">
            <text:p>-63</text:p>
          </table:table-cell>
          <table:table-cell office:value-type="string">
            <text:p>01100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2">
            <text:p>-62</text:p>
          </table:table-cell>
          <table:table-cell office:value-type="string">
            <text:p>01100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1">
            <text:p>-61</text:p>
          </table:table-cell>
          <table:table-cell office:value-type="string">
            <text:p>01100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0">
            <text:p>-60</text:p>
          </table:table-cell>
          <table:table-cell office:value-type="string">
            <text:p>01100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9">
            <text:p>-59</text:p>
          </table:table-cell>
          <table:table-cell office:value-type="string">
            <text:p>01100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8">
            <text:p>-58</text:p>
          </table:table-cell>
          <table:table-cell office:value-type="string">
            <text:p>01100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7">
            <text:p>-57</text:p>
          </table:table-cell>
          <table:table-cell office:value-type="string">
            <text:p>01100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6">
            <text:p>-56</text:p>
          </table:table-cell>
          <table:table-cell office:value-type="string">
            <text:p>01100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string">
            <text:p>01100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4">
            <text:p>-54</text:p>
          </table:table-cell>
          <table:table-cell office:value-type="string">
            <text:p>01100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3">
            <text:p>-53</text:p>
          </table:table-cell>
          <table:table-cell office:value-type="string">
            <text:p>01100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2">
            <text:p>-52</text:p>
          </table:table-cell>
          <table:table-cell office:value-type="string">
            <text:p>01100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1">
            <text:p>-51</text:p>
          </table:table-cell>
          <table:table-cell office:value-type="string">
            <text:p>01100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string">
            <text:p>01100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9">
            <text:p>-49</text:p>
          </table:table-cell>
          <table:table-cell office:value-type="string">
            <text:p>01100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8">
            <text:p>-48</text:p>
          </table:table-cell>
          <table:table-cell office:value-type="string">
            <text:p>01101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7">
            <text:p>-47</text:p>
          </table:table-cell>
          <table:table-cell office:value-type="string">
            <text:p>01101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6">
            <text:p>-46</text:p>
          </table:table-cell>
          <table:table-cell office:value-type="string">
            <text:p>01101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5">
            <text:p>-45</text:p>
          </table:table-cell>
          <table:table-cell office:value-type="string">
            <text:p>01101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4">
            <text:p>-44</text:p>
          </table:table-cell>
          <table:table-cell office:value-type="string">
            <text:p>01101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3">
            <text:p>-43</text:p>
          </table:table-cell>
          <table:table-cell office:value-type="string">
            <text:p>01101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2">
            <text:p>-42</text:p>
          </table:table-cell>
          <table:table-cell office:value-type="string">
            <text:p>01101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1">
            <text:p>-41</text:p>
          </table:table-cell>
          <table:table-cell office:value-type="string">
            <text:p>01101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string">
            <text:p>01101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string">
            <text:p>01101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8">
            <text:p>-38</text:p>
          </table:table-cell>
          <table:table-cell office:value-type="string">
            <text:p>01101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7">
            <text:p>-37</text:p>
          </table:table-cell>
          <table:table-cell office:value-type="string">
            <text:p>01101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6">
            <text:p>-36</text:p>
          </table:table-cell>
          <table:table-cell office:value-type="string">
            <text:p>01101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5">
            <text:p>-35</text:p>
          </table:table-cell>
          <table:table-cell office:value-type="string">
            <text:p>01101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4">
            <text:p>-34</text:p>
          </table:table-cell>
          <table:table-cell office:value-type="string">
            <text:p>01101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3">
            <text:p>-33</text:p>
          </table:table-cell>
          <table:table-cell office:value-type="string">
            <text:p>01101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office:value-type="string">
            <text:p>0111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1">
            <text:p>-31</text:p>
          </table:table-cell>
          <table:table-cell office:value-type="string">
            <text:p>01110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string">
            <text:p>01110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9">
            <text:p>-29</text:p>
          </table:table-cell>
          <table:table-cell office:value-type="string">
            <text:p>01110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8">
            <text:p>-28</text:p>
          </table:table-cell>
          <table:table-cell office:value-type="string">
            <text:p>01110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7">
            <text:p>-27</text:p>
          </table:table-cell>
          <table:table-cell office:value-type="string">
            <text:p>01110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">
            <text:p>-26</text:p>
          </table:table-cell>
          <table:table-cell office:value-type="string">
            <text:p>01110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string">
            <text:p>01110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4">
            <text:p>-24</text:p>
          </table:table-cell>
          <table:table-cell office:value-type="string">
            <text:p>01110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3">
            <text:p>-23</text:p>
          </table:table-cell>
          <table:table-cell office:value-type="string">
            <text:p>01110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string">
            <text:p>01110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office:value-type="string">
            <text:p>01110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string">
            <text:p>01110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string">
            <text:p>01110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">
            <text:p>-18</text:p>
          </table:table-cell>
          <table:table-cell office:value-type="string">
            <text:p>01110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string">
            <text:p>011101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6">
            <text:p>-16</text:p>
          </table:table-cell>
          <table:table-cell office:value-type="string">
            <text:p>01111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string">
            <text:p>011110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string">
            <text:p>01111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string">
            <text:p>011110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string">
            <text:p>011110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string">
            <text:p>01111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011110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0111101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01111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011111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011111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011111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01111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011111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011111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8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0111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string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0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00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000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0000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0000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0000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0000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000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0000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0000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0000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0000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0000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0000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0000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0000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0001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10001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10001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10001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0001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10001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10001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10001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10001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10001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10001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10001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10001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10001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10001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1000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1001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1001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10010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10010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10010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10010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10010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10010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10010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10010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10010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10010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10010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0010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10010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10010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10011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10011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10011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10011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10011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10011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10011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10011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10011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10011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10011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10011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10011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10011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10011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1001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101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1010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10100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10100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10100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>
            <text:p>10100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10100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10100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10100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10100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10100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string">
            <text:p>10100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10100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10100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string">
            <text:p>10100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10100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10101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string">
            <text:p>10101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10101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string">
            <text:p>10101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10101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string">
            <text:p>10101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string">
            <text:p>10101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string">
            <text:p>10101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string">
            <text:p>10101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string">
            <text:p>10101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10101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10101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string">
            <text:p>10101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string">
            <text:p>10101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10101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string">
            <text:p>1010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1011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1011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10110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10110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10110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string">
            <text:p>10110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string">
            <text:p>10110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string">
            <text:p>10110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string">
            <text:p>10110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string">
            <text:p>10110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string">
            <text:p>10110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string">
            <text:p>10110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string">
            <text:p>10110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string">
            <text:p>10110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string">
            <text:p>10110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string">
            <text:p>10110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string">
            <text:p>10111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string">
            <text:p>10111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string">
            <text:p>10111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string">
            <text:p>10111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string">
            <text:p>10111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string">
            <text:p>10111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string">
            <text:p>10111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string">
            <text:p>10111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10111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string">
            <text:p>10111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string">
            <text:p>10111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string">
            <text:p>10111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10111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string">
            <text:p>10111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string">
            <text:p>10111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1011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28">
            <text:p>-128</text:p>
          </table:table-cell>
          <table:table-cell office:value-type="string">
            <text:p>110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string">
            <text:p>1100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26">
            <text:p>-126</text:p>
          </table:table-cell>
          <table:table-cell office:value-type="string">
            <text:p>11000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25">
            <text:p>-125</text:p>
          </table:table-cell>
          <table:table-cell office:value-type="string">
            <text:p>11000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24">
            <text:p>-124</text:p>
          </table:table-cell>
          <table:table-cell office:value-type="string">
            <text:p>11000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23">
            <text:p>-123</text:p>
          </table:table-cell>
          <table:table-cell office:value-type="string">
            <text:p>11000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22">
            <text:p>-122</text:p>
          </table:table-cell>
          <table:table-cell office:value-type="string">
            <text:p>11000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21">
            <text:p>-121</text:p>
          </table:table-cell>
          <table:table-cell office:value-type="string">
            <text:p>11000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20">
            <text:p>-120</text:p>
          </table:table-cell>
          <table:table-cell office:value-type="string">
            <text:p>11000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19">
            <text:p>-119</text:p>
          </table:table-cell>
          <table:table-cell office:value-type="string">
            <text:p>11000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18">
            <text:p>-118</text:p>
          </table:table-cell>
          <table:table-cell office:value-type="string">
            <text:p>11000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17">
            <text:p>-117</text:p>
          </table:table-cell>
          <table:table-cell office:value-type="string">
            <text:p>11000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16">
            <text:p>-116</text:p>
          </table:table-cell>
          <table:table-cell office:value-type="string">
            <text:p>11000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15">
            <text:p>-115</text:p>
          </table:table-cell>
          <table:table-cell office:value-type="string">
            <text:p>11000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14">
            <text:p>-114</text:p>
          </table:table-cell>
          <table:table-cell office:value-type="string">
            <text:p>11000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13">
            <text:p>-113</text:p>
          </table:table-cell>
          <table:table-cell office:value-type="string">
            <text:p>11000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12">
            <text:p>-112</text:p>
          </table:table-cell>
          <table:table-cell office:value-type="string">
            <text:p>11001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11">
            <text:p>-111</text:p>
          </table:table-cell>
          <table:table-cell office:value-type="string">
            <text:p>11001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10">
            <text:p>-110</text:p>
          </table:table-cell>
          <table:table-cell office:value-type="string">
            <text:p>11001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09">
            <text:p>-109</text:p>
          </table:table-cell>
          <table:table-cell office:value-type="string">
            <text:p>11001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08">
            <text:p>-108</text:p>
          </table:table-cell>
          <table:table-cell office:value-type="string">
            <text:p>11001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07">
            <text:p>-107</text:p>
          </table:table-cell>
          <table:table-cell office:value-type="string">
            <text:p>11001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06">
            <text:p>-106</text:p>
          </table:table-cell>
          <table:table-cell office:value-type="string">
            <text:p>11001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string">
            <text:p>11001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04">
            <text:p>-104</text:p>
          </table:table-cell>
          <table:table-cell office:value-type="string">
            <text:p>11001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03">
            <text:p>-103</text:p>
          </table:table-cell>
          <table:table-cell office:value-type="string">
            <text:p>11001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02">
            <text:p>-102</text:p>
          </table:table-cell>
          <table:table-cell office:value-type="string">
            <text:p>11001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01">
            <text:p>-101</text:p>
          </table:table-cell>
          <table:table-cell office:value-type="string">
            <text:p>11001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11001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11001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98">
            <text:p>-98</text:p>
          </table:table-cell>
          <table:table-cell office:value-type="string">
            <text:p>11001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97">
            <text:p>-97</text:p>
          </table:table-cell>
          <table:table-cell office:value-type="string">
            <text:p>1100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96">
            <text:p>-96</text:p>
          </table:table-cell>
          <table:table-cell office:value-type="string">
            <text:p>1101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95">
            <text:p>-95</text:p>
          </table:table-cell>
          <table:table-cell office:value-type="string">
            <text:p>1101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94">
            <text:p>-94</text:p>
          </table:table-cell>
          <table:table-cell office:value-type="string">
            <text:p>11010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93">
            <text:p>-93</text:p>
          </table:table-cell>
          <table:table-cell office:value-type="string">
            <text:p>11010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92">
            <text:p>-92</text:p>
          </table:table-cell>
          <table:table-cell office:value-type="string">
            <text:p>11010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91">
            <text:p>-91</text:p>
          </table:table-cell>
          <table:table-cell office:value-type="string">
            <text:p>11010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string">
            <text:p>11010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string">
            <text:p>11010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88">
            <text:p>-88</text:p>
          </table:table-cell>
          <table:table-cell office:value-type="string">
            <text:p>11010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87">
            <text:p>-87</text:p>
          </table:table-cell>
          <table:table-cell office:value-type="string">
            <text:p>11010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86">
            <text:p>-86</text:p>
          </table:table-cell>
          <table:table-cell office:value-type="string">
            <text:p>11010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string">
            <text:p>11010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84">
            <text:p>-84</text:p>
          </table:table-cell>
          <table:table-cell office:value-type="string">
            <text:p>11010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83">
            <text:p>-83</text:p>
          </table:table-cell>
          <table:table-cell office:value-type="string">
            <text:p>11010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string">
            <text:p>11010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81">
            <text:p>-81</text:p>
          </table:table-cell>
          <table:table-cell office:value-type="string">
            <text:p>11010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11011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79">
            <text:p>-79</text:p>
          </table:table-cell>
          <table:table-cell office:value-type="string">
            <text:p>11011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string">
            <text:p>11011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string">
            <text:p>11011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76">
            <text:p>-76</text:p>
          </table:table-cell>
          <table:table-cell office:value-type="string">
            <text:p>11011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75">
            <text:p>-75</text:p>
          </table:table-cell>
          <table:table-cell office:value-type="string">
            <text:p>11011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74">
            <text:p>-74</text:p>
          </table:table-cell>
          <table:table-cell office:value-type="string">
            <text:p>11011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73">
            <text:p>-73</text:p>
          </table:table-cell>
          <table:table-cell office:value-type="string">
            <text:p>11011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72">
            <text:p>-72</text:p>
          </table:table-cell>
          <table:table-cell office:value-type="string">
            <text:p>11011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71">
            <text:p>-71</text:p>
          </table:table-cell>
          <table:table-cell office:value-type="string">
            <text:p>11011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70">
            <text:p>-70</text:p>
          </table:table-cell>
          <table:table-cell office:value-type="string">
            <text:p>11011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69">
            <text:p>-69</text:p>
          </table:table-cell>
          <table:table-cell office:value-type="string">
            <text:p>11011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68">
            <text:p>-68</text:p>
          </table:table-cell>
          <table:table-cell office:value-type="string">
            <text:p>11011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string">
            <text:p>11011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66">
            <text:p>-66</text:p>
          </table:table-cell>
          <table:table-cell office:value-type="string">
            <text:p>11011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string">
            <text:p>1101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64">
            <text:p>-64</text:p>
          </table:table-cell>
          <table:table-cell office:value-type="string">
            <text:p>111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63">
            <text:p>-63</text:p>
          </table:table-cell>
          <table:table-cell office:value-type="string">
            <text:p>1110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62">
            <text:p>-62</text:p>
          </table:table-cell>
          <table:table-cell office:value-type="string">
            <text:p>11100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61">
            <text:p>-61</text:p>
          </table:table-cell>
          <table:table-cell office:value-type="string">
            <text:p>11100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string">
            <text:p>11100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59">
            <text:p>-59</text:p>
          </table:table-cell>
          <table:table-cell office:value-type="string">
            <text:p>11100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58">
            <text:p>-58</text:p>
          </table:table-cell>
          <table:table-cell office:value-type="string">
            <text:p>11100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57">
            <text:p>-57</text:p>
          </table:table-cell>
          <table:table-cell office:value-type="string">
            <text:p>11100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56">
            <text:p>-56</text:p>
          </table:table-cell>
          <table:table-cell office:value-type="string">
            <text:p>11100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55">
            <text:p>-55</text:p>
          </table:table-cell>
          <table:table-cell office:value-type="string">
            <text:p>11100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54">
            <text:p>-54</text:p>
          </table:table-cell>
          <table:table-cell office:value-type="string">
            <text:p>11100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53">
            <text:p>-53</text:p>
          </table:table-cell>
          <table:table-cell office:value-type="string">
            <text:p>11100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52">
            <text:p>-52</text:p>
          </table:table-cell>
          <table:table-cell office:value-type="string">
            <text:p>11100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51">
            <text:p>-51</text:p>
          </table:table-cell>
          <table:table-cell office:value-type="string">
            <text:p>11100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11100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49">
            <text:p>-49</text:p>
          </table:table-cell>
          <table:table-cell office:value-type="string">
            <text:p>11100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48">
            <text:p>-48</text:p>
          </table:table-cell>
          <table:table-cell office:value-type="string">
            <text:p>11101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47">
            <text:p>-47</text:p>
          </table:table-cell>
          <table:table-cell office:value-type="string">
            <text:p>11101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46">
            <text:p>-46</text:p>
          </table:table-cell>
          <table:table-cell office:value-type="string">
            <text:p>11101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string">
            <text:p>11101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44">
            <text:p>-44</text:p>
          </table:table-cell>
          <table:table-cell office:value-type="string">
            <text:p>11101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43">
            <text:p>-43</text:p>
          </table:table-cell>
          <table:table-cell office:value-type="string">
            <text:p>11101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42">
            <text:p>-42</text:p>
          </table:table-cell>
          <table:table-cell office:value-type="string">
            <text:p>11101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41">
            <text:p>-41</text:p>
          </table:table-cell>
          <table:table-cell office:value-type="string">
            <text:p>11101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string">
            <text:p>11101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9">
            <text:p>-39</text:p>
          </table:table-cell>
          <table:table-cell office:value-type="string">
            <text:p>11101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38">
            <text:p>-38</text:p>
          </table:table-cell>
          <table:table-cell office:value-type="string">
            <text:p>11101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7">
            <text:p>-37</text:p>
          </table:table-cell>
          <table:table-cell office:value-type="string">
            <text:p>11101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36">
            <text:p>-36</text:p>
          </table:table-cell>
          <table:table-cell office:value-type="string">
            <text:p>11101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string">
            <text:p>11101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34">
            <text:p>-34</text:p>
          </table:table-cell>
          <table:table-cell office:value-type="string">
            <text:p>11101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3">
            <text:p>-33</text:p>
          </table:table-cell>
          <table:table-cell office:value-type="string">
            <text:p>1110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32">
            <text:p>-32</text:p>
          </table:table-cell>
          <table:table-cell office:value-type="string">
            <text:p>1111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1">
            <text:p>-31</text:p>
          </table:table-cell>
          <table:table-cell office:value-type="string">
            <text:p>1111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string">
            <text:p>11110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9">
            <text:p>-29</text:p>
          </table:table-cell>
          <table:table-cell office:value-type="string">
            <text:p>11110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28">
            <text:p>-28</text:p>
          </table:table-cell>
          <table:table-cell office:value-type="string">
            <text:p>11110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7">
            <text:p>-27</text:p>
          </table:table-cell>
          <table:table-cell office:value-type="string">
            <text:p>11110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26">
            <text:p>-26</text:p>
          </table:table-cell>
          <table:table-cell office:value-type="string">
            <text:p>11110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11110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24">
            <text:p>-24</text:p>
          </table:table-cell>
          <table:table-cell office:value-type="string">
            <text:p>11110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3">
            <text:p>-23</text:p>
          </table:table-cell>
          <table:table-cell office:value-type="string">
            <text:p>11110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22">
            <text:p>-22</text:p>
          </table:table-cell>
          <table:table-cell office:value-type="string">
            <text:p>11110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1">
            <text:p>-21</text:p>
          </table:table-cell>
          <table:table-cell office:value-type="string">
            <text:p>11110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11110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9">
            <text:p>-19</text:p>
          </table:table-cell>
          <table:table-cell office:value-type="string">
            <text:p>11110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string">
            <text:p>11110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7">
            <text:p>-17</text:p>
          </table:table-cell>
          <table:table-cell office:value-type="string">
            <text:p>11110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string">
            <text:p>11111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11111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string">
            <text:p>111110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string">
            <text:p>11111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string">
            <text:p>111110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1">
            <text:p>-11</text:p>
          </table:table-cell>
          <table:table-cell office:value-type="string">
            <text:p>111110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11111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string">
            <text:p>11111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string">
            <text:p>11111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string">
            <text:p>111111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>
            <text:p>111111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111111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11111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111111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11111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string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111111111</text:p>
          </table:table-cell>
        </table:table-row>
      </table:table>
      <table:database-ranges>
        <table:database-range table:name="__Anonymous_Sheet_DB__1" table:target-range-address="8_bit_real.A1:8_bit_real.M1026" table:contains-header="false"/>
        <table:database-range table:name="__Anonymous_Sheet_DB__2" table:target-range-address="8_bit_real.A2:8_bit_real.L1026" table:display-filter-buttons="true"/>
        <table:database-range table:name="__Anonymous_Sheet_DB__3" table:target-range-address="8_bit_real.A1:8_bit_real.M1026" table:contains-header="false"/>
        <table:database-range table:name="__Anonymous_Sheet_DB__4" table:target-range-address="7_bit_com_sinal.A2:7_bit_com_sinal.K515" table:display-filter-buttons="true"/>
        <table:database-range table:name="__Anonymous_Sheet_DB__5" table:target-range-address="7_bit_com_sinal.A2:7_bit_com_sinal.M5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7">27/12/2022</text:date>, <text:time>23:04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De Pierri</meta:initial-creator>
    <meta:creation-date>2022-12-27T20:04:37.51</meta:creation-date>
    <dc:date>2022-12-27T23:04:33.50</dc:date>
    <dc:creator>Renato De Pierri</dc:creator>
    <meta:editing-duration>PT2H27M50S</meta:editing-duration>
    <meta:editing-cycles>29</meta:editing-cycles>
    <meta:generator>OpenOffice/4.1.13$Win32 OpenOffice.org_project/4113m1$Build-9810</meta:generator>
    <meta:document-statistic meta:table-count="4" meta:cell-count="19757" meta:object-count="0"/>
  </office:meta>
</office:document-meta>
</file>